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ap&lt;Integer,String&gt; hashMap= new HashMap&lt;Integer,String&gt;();</text:p>
      <text:p text:style-name="Standard"/>
      <text:p text:style-name="Standard">hasMap.put(new Integer(1),"Hi");</text:p>
      <text:p text:style-name="Standard">hasMap.put(new Integer(2),"Hi");</text:p>
      <text:p text:style-name="Standard"/>
      <text:p text:style-name="Standard">Hash Map will allow duplicate values</text:p>
      <text:p text:style-name="Standard"/>
      <text:p text:style-name="Standard">Iteration :</text:p>
      <text:p text:style-name="Standard"/>
      <text:list xml:id="list30709426" text:style-name="L1">
        <text:list-item>
          <text:p text:style-name="P1">for(Map.Entry&lt;Integer,String&gt; <text:s/>entryMap : hasMap.entrySet())</text:p>
          <text:p text:style-name="P1">{</text:p>
          <text:p text:style-name="P1"><text:s text:c="6"/>Integer key=entryMap.getKey(); ---return type based on we passed</text:p>
          <text:p text:style-name="P1"><text:s text:c="6"/>String value=entryMap.getValue(); --return type based on we passed</text:p>
          <text:p text:style-name="P1">}</text:p>
          <text:p text:style-name="P1"/>
        </text:list-item>
        <text:list-item>
          <text:p text:style-name="P1">Set&lt;Entry&lt;Integer,String&gt;&gt; setEntry = hasMap.entrySet();</text:p>
          <text:p text:style-name="P1"><text:s/>for(Entry&lt;Integer,String&gt; <text:s/>entry: setEntry)</text:p>
          <text:p text:style-name="P1">{</text:p>
          <text:p text:style-name="P1"><text:s text:c="6"/>Integer key=entry .getKey(); --return type based on we passed</text:p>
          <text:p text:style-name="P1"><text:s text:c="6"/>String value=entry .getValue(); --return type based on we passed</text:p>
          <text:p text:style-name="P1">}</text:p>
        </text:list-item>
      </text:list>
      <text:list xml:id="list30718804" text:style-name="L2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M59S</meta:editing-duration>
    <meta:editing-cycles>6</meta:editing-cycles>
    <meta:generator>OpenOffice.org/3.3$Win32 OpenOffice.org_project/330m20$Build-9567</meta:generator>
    <dc:date>2012-10-31T11:03:22.53</dc:date>
    <meta:document-statistic meta:table-count="0" meta:image-count="0" meta:object-count="0" meta:page-count="1" meta:paragraph-count="16" meta:word-count="72" meta:character-count="619"/>
    <meta:user-defined meta:name="Info 1"/>
    <meta:user-defined meta:name="Info 2"/>
    <meta:user-defined meta:name="Info 3"/>
    <meta:user-defined meta:name="Info 4"/>
  </office:meta>
</office:document-meta>
</file>